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69.8mm"/>
    </style:style>
    <style:style style:name="co11" style:family="table-column">
      <style:table-column-properties fo:break-before="auto" style:column-width="65.99mm"/>
    </style:style>
    <style:style style:name="co13" style:family="table-column">
      <style:table-column-properties fo:break-before="auto" style:column-width="104.39mm"/>
    </style:style>
    <style:style style:name="co12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37.66mm"/>
    </style:style>
    <style:style style:name="co9" style:family="table-column">
      <style:table-column-properties fo:break-before="auto" style:column-width="40.92mm"/>
    </style:style>
    <style:style style:name="co10" style:family="table-column">
      <style:table-column-properties fo:break-before="auto" style:column-width="45.56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5.93mm"/>
    </style:style>
    <style:style style:name="co16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Default" style:data-style-name="N99"/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5" style:family="table-cell" style:parent-style-name="Default" style:data-style-name="N99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specific_light_extinction</text:p>
          </table:table-cell>
          <table:table-cell table:style-name="ce3" office:value-type="string" calcext:value-type="string">
            <text:p>no_precipitation_dilution</text:p>
          </table:table-cell>
          <table:table-cell table:style-name="ce3" office:value-type="string" calcext:value-type="string">
            <text:p>no_river_dilution</text:p>
          </table:table-cell>
          <table:table-cell table:style-name="ce3"/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algae concentration</text:p>
          </table:table-cell>
          <table:table-cell table:style-name="ce9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ubstrat concentration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oxygen concentrati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" office:value-type="boolean" office:boolean-value="true" calcext:value-type="boolean">
            <text:p>TRUE</text:p>
          </table:table-cell>
          <table:table-cell/>
        </table:table-row>
      </table:table>
      <table:table table:name="pars" table:style-name="ta1">
        <table:table-column table:style-name="co15" table:default-cell-style-name="Default"/>
        <table:table-column table:style-name="co1" table:default-cell-style-name="ce15"/>
        <table:table-column table:style-name="co8" table:default-cell-style-name="Default"/>
        <table:table-column table:style-name="co16" table:default-cell-style-name="ce21"/>
        <table:table-row table:style-name="ro1">
          <table:table-cell table:style-name="ce3" office:value-type="string" calcext:value-type="string">
            <text:p>name</text:p>
          </table:table-cell>
          <table:table-cell table:style-name="ce14" office:value-type="string" calcext:value-type="string">
            <text:p>unit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ximum growth rate</text:p>
          </table:table-cell>
          <table:table-cell office:value-type="float" office:value="0.0000002" calcext:value-type="float">
            <text:p>0.0000002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death rate</text:p>
          </table:table-cell>
          <table:table-cell office:value-type="float" office:value="0.00000007" calcext:value-type="float">
            <text:p>0.00000007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half saturation of substrat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k_O2_exc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exchange rate</text:p>
          </table:table-cell>
          <table:table-cell office:value-type="float" office:value="0.00005" calcext:value-type="float">
            <text:p>0.00005000</text:p>
          </table:table-cell>
        </table:table-row>
        <table:table-row table:style-name="ro1">
          <table:table-cell office:value-type="string" calcext:value-type="string">
            <text:p>Y_ALG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ield of algae growth</text:p>
          </table:table-cell>
          <table:table-cell office:value-type="float" office:value="2" calcext:value-type="float">
            <text:p>2.00000000</text:p>
          </table:table-cell>
        </table:table-row>
        <table:table-row table:style-name="ro1">
          <table:table-cell office:value-type="string" calcext:value-type="string">
            <text:p>Y_ALG_O2_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produc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Y_ALG_O2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consump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d/m^2</text:p>
          </table:table-cell>
          <table:table-cell office:value-type="string" calcext:value-type="string">
            <text:p>Oxygen consumption rate at sediment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1">
          <table:table-cell office:value-type="string" calcext:value-type="string">
            <text:p>v_sed_C_AL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sedimentation velocity of algae</text:p>
          </table:table-cell>
          <table:table-cell table:style-name="Default" office:value-type="float" office:value="0.00000005" calcext:value-type="float">
            <text:p>5E-08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pendenc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Downwelling photosynthetic radiative flux</text:p>
          </table:table-cell>
          <table:table-cell table:style-name="ce5" office:value-type="string" calcext:value-type="string">
            <text:p>downwelling_photosynthetic_radiative_flux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onential function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arithmic funciton</text:p>
          </table:table-cell>
          <table:table-cell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bot</text:p>
          </table:table-cell>
          <table:table-cell table:style-name="ce3" office:value-type="string" calcext:value-type="string">
            <text:p>sedi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_ALG *mu_max*par(time)/(par(time)+K_par)*C_S/(C_S + K_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_ALG *k_de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oxygen exchange with surface</text:p>
          </table:table-cell>
          <table:table-cell office:value-type="string" calcext:value-type="string">
            <text:p>k_O2_exch * (exp(7.7117 - 1.31403 * log(temp(time) + 45.93)) - C_O2)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consumption of Oxygen in the sediment</text:p>
          </table:table-cell>
          <table:table-cell office:value-type="string" calcext:value-type="string">
            <text:p>C_O2 * k_O2_cons</text:p>
          </table:table-cell>
          <table:table-cell/>
          <table:table-cell table:style-name="ce5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d_C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sedimentation of algae</text:p>
          </table:table-cell>
          <table:table-cell office:value-type="string" calcext:value-type="string">
            <text:p>v_sed_C_ALG</text:p>
          </table:table-cell>
          <table:table-cell table:number-columns-repeated="2"/>
          <table:table-cell table:style-name="ce5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2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 Y_ALG_S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Y_ALG_O2_g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- Y_ALG_O2_d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sed_C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28:44.341164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2:32:10.896135861</meta:creation-date>
    <meta:editing-duration>PT44M33S</meta:editing-duration>
    <meta:editing-cycles>22</meta:editing-cycles>
    <meta:generator>LibreOffice/6.0.7.3$Linux_X86_64 LibreOffice_project/00m0$Build-3</meta:generator>
    <dc:date>2020-02-06T12:29:36.850278676</dc:date>
    <meta:document-statistic meta:table-count="5" meta:cell-count="143" meta:object-count="0"/>
  </office:meta>
</office:document-meta>
</file>